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Standard" style:list-style-name="L1">
      <style:paragraph-properties fo:text-align="start" style:justify-single-word="false">
        <style:tab-stops>
          <style:tab-stop style:position="0.0102in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2602in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2602in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bold" style:font-weight-asian="bold" style:font-weight-complex="bold"/>
    </style:style>
    <style:style style:name="T3" style:family="text">
      <style:text-properties style:font-name="Liberation Serif1"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Zurn</text:p>
      <text:p text:style-name="P1">CSCI 331 – HW 3</text:p>
      <text:p text:style-name="P1">Relational Languages</text:p>
      <text:p text:style-name="P1">10/3/13</text:p>
      <text:p text:style-name="P2"/>
      <text:list xml:id="list2065576431" text:style-name="L1">
        <text:list-item>
          <text:p text:style-name="P4">All_Course_aIDs &lt;=== <text:span text:style-name="T1">π aID (Training_Course)</text:span></text:p>
        </text:list-item>
      </text:list>
      <text:p text:style-name="P3"><text:span text:style-name="T1"><text:tab/>All_DB_aIDs &lt;=== <text:s/>π aID (σ aTitle = 'Databases' (Technology_Area))</text:span></text:p>
      <text:p text:style-name="P3"><text:span text:style-name="T1"><text:tab/>All_DB_Course_aIDs &lt;=== All_Course_aIDs * All_DB_aIDs</text:span></text:p>
      <text:p text:style-name="P3"><text:span text:style-name="T1"><text:tab/>Result &lt;=== <text:s/>π cID, cTitle, cHours ( All_DB_Course_aIDs </text:span><text:span text:style-name="T2">J </text:span><text:span text:style-name="T3">aID = aID (Training_Course))</text:span></text:p>
      <text:p text:style-name="P3"/>
      <text:p text:style-name="P5"><text:tab/>2)<text:tab/>All_Course_aIDs &lt;=== <text:span text:style-name="T1">π aID (Training_Course)</text:span></text:p>
      <text:p text:style-name="P3"><text:span text:style-name="T1"><text:tab/>All_DB_aIDs &lt;=== <text:s/>π aID (σ aTitle = 'Databases' (Technology_Area))</text:span></text:p>
      <text:p text:style-name="P3"><text:span text:style-name="T1"><text:tab/>All_DB_Course_aIDs &lt;=== All_Course_aIDs * All_DB_aIDs</text:span></text:p>
      <text:p text:style-name="P5"><text:span text:style-name="T1"><text:tab/><text:tab/>All_DB_Course_cIDs &lt;=== <text:s/>π cID ( All_DB_Course_aIDs </text:span><text:span text:style-name="T2">J </text:span><text:span text:style-name="T3">aID = aID (Training_Course))</text:span></text:p>
      <text:p text:style-name="P5"><text:span text:style-name="T3"><text:tab/><text:tab/>EIDs_Taken_DB_Course &lt;=== <text:s/>π eID ( All_DB_Course_cIDs </text:span><text:span text:style-name="T2">J </text:span><text:span text:style-name="T3">cID = cID (Takes))</text:span></text:p>
      <text:p text:style-name="P5"><text:span text:style-name="T3"><text:tab/><text:tab/>Result &lt;=== <text:s/>π eID, eFirst, eLast, eTitle ( EIDs_Taken_DB_Couse </text:span><text:span text:style-name="T2">J </text:span><text:span text:style-name="T3">eID = eID (Employee))</text:span></text:p>
      <text:p text:style-name="P5"><text:span text:style-name="T3"/></text:p>
      <text:p text:style-name="P5"><text:span text:style-name="T3"><text:tab/>3)<text:tab/>All_Course_aIDs &lt;=== π aID (Training_Course)</text:span></text:p>
      <text:p text:style-name="P3"><text:span text:style-name="T1"><text:tab/>All_DBNW_aIDs &lt;=== <text:s/>π aID (σ aTitle = 'Databases' </text:span><text:span text:style-name="T3">OR aTitle = 'Networks'</text:span><text:span text:style-name="T1"> (Technology_Area))</text:span></text:p>
      <text:p text:style-name="P3"><text:span text:style-name="T1"><text:tab/>All_DBNW_Course_aIDs &lt;=== All_Course_aIDs * All_DBNW_aIDs</text:span></text:p>
      <text:p text:style-name="P5"><text:span text:style-name="T1"><text:tab/><text:tab/>All_DBNW_Course_cIDs &lt;=== <text:s/>π cID ( All_DBNW_Course_aIDs </text:span><text:span text:style-name="T2">J </text:span><text:span text:style-name="T3">aID = aID (Training_Course))</text:span></text:p>
      <text:p text:style-name="P5"><text:span text:style-name="T3"><text:tab/><text:tab/>EIDs_Taken_DBNW_Course &lt;=== <text:s/>π eID ( All_DBNW_Course_cIDs </text:span><text:span text:style-name="T2">J </text:span><text:span text:style-name="T3">cID = cID (Takes))</text:span></text:p>
      <text:p text:style-name="P5"><text:span text:style-name="T3"><text:tab/><text:tab/>Result &lt;=== <text:s/>π eID, eFirst, eLast, eTitle ( EIDs_Taken_DBNW_Course </text:span><text:span text:style-name="T2">J </text:span><text:span text:style-name="T3">eID = eID (Employee))</text:span></text:p>
      <text:p text:style-name="P5"><text:span text:style-name="T3"/></text:p>
      <text:p text:style-name="P5"><text:span text:style-name="T3"><text:tab/>4)<text:tab/>All_Course_aIDs &lt;=== π aID (Training_Course)</text:span></text:p>
      <text:p text:style-name="P3"><text:span text:style-name="T1"><text:tab/>All_DB_aIDs &lt;=== <text:s/>π aID (σ aTitle = 'Databases' (Technology_Area))</text:span></text:p>
      <text:p text:style-name="P3"><text:span text:style-name="T1"><text:tab/>All_DB_Course_aIDs &lt;=== All_Course_aIDs * All_DB_aIDs</text:span></text:p>
      <text:p text:style-name="P5"><text:span text:style-name="T1"><text:tab/><text:tab/>All_DB_Course_cIDs &lt;=== <text:s/>π cID ( All_DB_Course_aIDs </text:span><text:span text:style-name="T2">J </text:span><text:span text:style-name="T3">aID = aID (Training_Course))</text:span></text:p>
      <text:p text:style-name="P5"><text:span text:style-name="T3"><text:tab/><text:tab/>EIDs_Taken_DB_Course &lt;=== <text:s/>π eID ( All_DB_Course_cIDs </text:span><text:span text:style-name="T2">J </text:span><text:span text:style-name="T3">cID = cID (Takes))</text:span></text:p>
      <text:p text:style-name="P5"><text:span text:style-name="T3"><text:tab/><text:tab/>Result &lt;=== <text:s/>π eID, eFirst, eLast, eTitle ( EIDs_Taken_DB_Couse </text:span><text:span text:style-name="T2">J </text:span><text:span text:style-name="T3">eID = eID (Employee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957in" fo:margin-right="0.47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Zurn</meta:initial-creator>
    <meta:creation-date>2013-09-29T14:55:37</meta:creation-date>
    <meta:document-statistic meta:table-count="0" meta:image-count="0" meta:object-count="0" meta:page-count="1" meta:paragraph-count="26" meta:word-count="215" meta:character-count="1601" meta:non-whitespace-character-count="1369"/>
    <dc:date>2013-09-29T15:20:33</dc:date>
    <dc:creator>Andrew Zurn</dc:creator>
    <meta:editing-duration>PT9M25S</meta:editing-duration>
    <meta:editing-cycles>1</meta:editing-cycles>
    <meta:generator>LibreOffice/3.4$Unix LibreOffice_project/340m1$Build-502</meta:generator>
  </office:meta>
</office:document-meta>
</file>